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InputStream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InputStream.init( final InputStream input , final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tInputStream.skip( lo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stInputStream.check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stInputStream.setInputStream( final InputStream input , final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stInputStream.PostInputStream( final InputStream input , final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t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InputStream.Pos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stInputStream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stIn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stInputStream.getContentL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InputStream.read( byte [ ]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InputStre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tInputStream.read( byte [ ] buffer , int offse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